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97b" officeooo:paragraph-rsid="000f697b"/>
    </style:style>
    <style:style style:name="P2" style:family="paragraph" style:parent-style-name="Standard" style:list-style-name="L1">
      <style:text-properties officeooo:rsid="000f697b" officeooo:paragraph-rsid="000f697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697b" officeooo:paragraph-rsid="000f697b" style:font-weight-asian="bold" style:font-weight-complex="bold"/>
    </style:style>
    <style:style style:name="P4" style:family="paragraph" style:parent-style-name="Standard" style:list-style-name="L1">
      <style:text-properties officeooo:paragraph-rsid="000f697b"/>
    </style:style>
    <style:style style:name="P5" style:family="paragraph" style:parent-style-name="Standard" style:list-style-name="L1">
      <style:text-properties officeooo:rsid="00102e17" officeooo:paragraph-rsid="00102e17"/>
    </style:style>
    <style:style style:name="T1" style:family="text">
      <style:text-properties officeooo:rsid="000f697b"/>
    </style:style>
    <style:style style:name="T2" style:family="text">
      <style:text-properties fo:font-variant="normal" fo:text-transform="none" fo:color="#444444" style:font-name="sans-serif" fo:font-size="9.75pt" fo:letter-spacing="normal" fo:font-style="normal" fo:font-weight="normal"/>
    </style:style>
    <style:style style:name="T3" style:family="text">
      <style:text-properties officeooo:rsid="00102e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SULTAS BASE DE DATOS GALERÍA DE PINTURA</text:p>
      <text:p text:style-name="P1"/>
      <text:list xml:id="list3046161269300729840" text:style-name="L1">
        <text:list-item>
          <text:p text:style-name="P2">Muestra todos los clientes:</text:p>
        </text:list-item>
        <text:list-item>
          <text:p text:style-name="P2">Muestra el nombre, dirección y teléfono de todos los artistas:</text:p>
        </text:list-item>
        <text:list-item>
          <text:p text:style-name="P2">Muestra el titulo, precio, codigo de cliente, precio final y fecha de venta de todas las pinturas que haya comprado el cliente “12345678Q”:</text:p>
        </text:list-item>
        <text:list-item>
          <text:p text:style-name="P2">Muestra todas las exposiciones celebradas en 2015 íntegramente:</text:p>
        </text:list-item>
        <text:list-item>
          <text:p text:style-name="P2">Muestra el titulo y precio de las pinturas que cuesten más de 200 euros <text:span text:style-name="T3">(campo precio) </text:span>y cuyo titulo empiece por “L”:</text:p>
        </text:list-item>
        <text:list-item>
          <text:p text:style-name="P4"><text:span text:style-name="T1">Elimina al artista “</text:span><text:span text:style-name="T2">33333333C</text:span><text:span text:style-name="T1">” (se debe eliminar automáticamente la fila 7 de la tabla pinturas):</text:span></text:p>
        </text:list-item>
        <text:list-item>
          <text:p text:style-name="P4"><text:span text:style-name="T1">Modifica el cliente “12345678X” por “88888888X” (se debe modificar también automáticamente en la tabla pinturas): </text:span></text:p>
        </text:list-item>
        <text:list-item>
          <text:p text:style-name="P5">Modifica el nombre del cliente “Jose” por “José María”:</text:p>
        </text:list-item>
        <text:list-item>
          <text:p text:style-name="P5">Modifica la pintura cuyo código es 999 de forma que el título sea “La playa azul” y el precio final 550.50 euros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1:40:47.734091006</meta:creation-date>
    <dc:date>2016-01-14T11:58:24.539735852</dc:date>
    <meta:editing-duration>PT2M26S</meta:editing-duration>
    <meta:editing-cycles>1</meta:editing-cycles>
    <meta:document-statistic meta:table-count="0" meta:image-count="0" meta:object-count="0" meta:page-count="1" meta:paragraph-count="10" meta:word-count="144" meta:character-count="847" meta:non-whitespace-character-count="721"/>
    <meta:generator>LibreOffice/4.2.8.2$Linux_X86_64 LibreOffice_project/420m0$Build-2</meta:generator>
  </office:meta>
</office:document-meta>
</file>